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top" draw:auto-grow-height="false" fo:min-height="1.469cm" fo:min-width="34.874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10.459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61cm" fo:min-width="10.521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afd095" draw:textarea-horizontal-align="justify" draw:textarea-vertical-align="middle" draw:auto-grow-height="false" fo:min-height="1.183cm" fo:min-width="10.45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afd095" draw:fill="none" draw:fill-color="#729fcf" loext:fill-use-slide-background="false" draw:textarea-horizontal-align="justify" draw:textarea-vertical-align="middle" draw:auto-grow-height="false" fo:min-height="30.013cm" fo:min-width="16.745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start="" draw:marker-end="Arrow" draw:marker-end-width="0.3cm" draw:fill="none" draw:textarea-vertical-align="middle" loext:decorative="false"/>
    </style:style>
    <style:style style:name="gr7" style:family="graphic" style:parent-style-name="objectwithoutfill">
      <style:graphic-properties draw:marker-start="" draw:marker-end="Arrowheads_20_3" draw:marker-end-width="0.3cm" draw:fill="none" draw:textarea-vertical-align="middle" loext:decorative="false"/>
    </style:style>
    <style:style style:name="gr8" style:family="graphic" style:parent-style-name="standard">
      <style:graphic-properties draw:fill="solid" draw:fill-color="#808080" draw:textarea-horizontal-align="justify" draw:textarea-vertical-align="middle" draw:auto-grow-height="false" fo:min-height="0.61cm" fo:min-width="10.52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afd095" draw:fill="none" draw:fill-color="#729fcf" loext:fill-use-slide-background="false" draw:textarea-horizontal-align="justify" draw:textarea-vertical-align="middle" draw:auto-grow-height="false" fo:min-height="32.587cm" fo:min-width="16.052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afd095" draw:fill="none" draw:fill-color="#729fcf" loext:fill-use-slide-background="false" draw:textarea-horizontal-align="justify" draw:textarea-vertical-align="middle" draw:auto-grow-height="false" fo:min-height="4.274cm" fo:min-width="17.374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afd095" draw:fill="none" draw:fill-color="#729fcf" loext:fill-use-slide-background="false" draw:textarea-horizontal-align="justify" draw:textarea-vertical-align="middle" draw:auto-grow-height="false" fo:min-height="4.274cm" fo:min-width="16.736cm" style:writing-mode="lr-tb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dddddd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afd095"/>
      <style:paragraph-properties fo:text-align="center" style:writing-mode="lr-tb"/>
    </style:style>
    <style:style style:name="P5" style:family="paragraph">
      <loext:graphic-properties draw:fill="solid" draw:fill-color="#729fcf"/>
      <style:paragraph-properties fo:text-align="center" style:writing-mode="lr-tb"/>
    </style:style>
    <style:style style:name="P6" style:family="paragraph">
      <loext:graphic-properties draw:fill="none" draw:fill-color="#729fc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80808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5.56cm" svg:height="1.905cm" svg:x="1.27cm" svg:y="41.44cm">
          <text:p text:style-name="P1">Additional Functions (Outside Classe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4" draw:layer="layout" svg:width="11.113cm" svg:height="1.587cm" svg:x="5.397cm" svg:y="7.785cm">
          <text:p text:style-name="P3">HWP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0" draw:id="id10" draw:layer="layout" svg:width="11.113cm" svg:height="0.952cm" svg:x="22.433cm" svg:y="27.792cm">
          <text:p text:style-name="P3">crf_sta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draw:layer="layout" svg:width="11.112cm" svg:height="1.587cm" svg:x="22.403cm" svg:y="7.785cm">
          <text:p text:style-name="P3">HWPCommon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7" draw:id="id37" draw:layer="layout" svg:width="11.113cm" svg:height="0.952cm" svg:x="22.433cm" svg:y="9.651cm">
          <text:p text:style-name="P3">decay_para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6" draw:id="id6" draw:layer="layout" svg:width="11.113cm" svg:height="0.952cm" svg:x="22.433cm" svg:y="10.851cm">
          <text:p text:style-name="P3">hwp_typ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7" draw:id="id7" draw:layer="layout" svg:width="11.113cm" svg:height="0.952cm" svg:x="22.433cm" svg:y="12.051cm">
          <text:p text:style-name="P3">eu_member_stat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5" draw:id="id5" draw:layer="layout" svg:width="11.113cm" svg:height="0.952cm" svg:x="22.433cm" svg:y="13.251cm">
          <text:p text:style-name="P3">faostat_bulk_dat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45" draw:id="id45" draw:layer="layout" svg:width="11.113cm" svg:height="0.952cm" svg:x="22.433cm" svg:y="36.645cm">
          <text:p text:style-name="P3">ctf_unfcc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draw:layer="layout" svg:width="11.113cm" svg:height="0.952cm" svg:x="22.433cm" svg:y="39.035cm">
          <text:p text:style-name="P3">subst_para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0" draw:id="id30" draw:layer="layout" svg:width="11.113cm" svg:height="0.952cm" svg:x="22.433cm" svg:y="20.443cm">
          <text:p text:style-name="P3">hwp_fraction_semifinished_scenari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" draw:id="id2" draw:layer="layout" svg:width="11.113cm" svg:height="0.952cm" svg:x="22.433cm" svg:y="17.975cm">
          <text:p text:style-name="P3">split_wood_pane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draw:layer="layout" svg:width="11.113cm" svg:height="0.952cm" svg:x="22.433cm" svg:y="37.865cm">
          <text:p text:style-name="P3">subst_ref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draw:layer="layout" svg:width="11.113cm" svg:height="0.952cm" svg:x="22.433cm" svg:y="19.202cm">
          <text:p text:style-name="P3">silv_to_hw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4" draw:id="id4" draw:layer="layout" svg:width="11.113cm" svg:height="0.952cm" svg:x="22.433cm" svg:y="14.452cm">
          <text:p text:style-name="P3">irw_allocation_by_dbh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" draw:id="id3" draw:layer="layout" svg:width="11.113cm" svg:height="0.952cm" svg:x="22.433cm" svg:y="15.622cm">
          <text:p text:style-name="P3">hwp_genu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18.097cm" svg:height="31.115cm" svg:x="1.27cm" svg:y="7.15cm">
          <text:p/>
          <draw:enhanced-geometry svg:viewBox="0 0 21600 21600" draw:path-stretchpoint-x="10800" draw:path-stretchpoint-y="10800" draw:text-areas="?f3 ?f4 ?f5 ?f6" draw:type="round-rectangle" draw:modifiers="1737.225380242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9" draw:id="id19" draw:layer="layout" svg:width="11.113cm" svg:height="0.952cm" svg:x="5.398cm" svg:y="10.83cm">
          <text:p text:style-name="P3">prod_from_dom_harv_sta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8" draw:id="id18" draw:layer="layout" svg:width="11.113cm" svg:height="0.952cm" svg:x="5.398cm" svg:y="12.1cm">
          <text:p text:style-name="P3">fluxes_to_produ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1" draw:id="id21" draw:layer="layout" svg:width="11.113cm" svg:height="0.952cm" svg:x="5.398cm" svg:y="13.369cm">
          <text:p text:style-name="P3">fluxes_to_ir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5" draw:id="id25" draw:layer="layout" svg:width="11.113cm" svg:height="0.952cm" svg:x="5.398cm" svg:y="14.64cm">
          <text:p text:style-name="P3">fluxes_by_age_to_dbh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4" draw:id="id24" draw:layer="layout" svg:width="11.113cm" svg:height="0.952cm" svg:x="5.398cm" svg:y="15.91cm">
          <text:p text:style-name="P3">fluxes_by_grade_db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3" draw:id="id23" draw:layer="layout" svg:width="11.113cm" svg:height="0.952cm" svg:x="22.433cm" svg:y="16.792cm">
          <text:p text:style-name="P3">nb_grad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" draw:id="id1" draw:layer="layout" svg:width="11.113cm" svg:height="0.952cm" svg:x="22.433cm" svg:y="23.983cm">
          <text:p text:style-name="P3">fao_correction_fac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8" draw:id="id8" draw:layer="layout" svg:width="11.113cm" svg:height="0.952cm" svg:x="22.433cm" svg:y="25.253cm">
          <text:p text:style-name="P3">rw_export_correction_fac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9" draw:id="id9" draw:layer="layout" svg:width="11.113cm" svg:height="0.952cm" svg:x="22.433cm" svg:y="26.522cm">
          <text:p text:style-name="P3">sw_con_broad_sha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1" draw:id="id11" draw:layer="layout" svg:width="11.113cm" svg:height="0.952cm" svg:x="22.433cm" svg:y="29.093cm">
          <text:p text:style-name="P3">crf_semifinished_dat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2" draw:id="id12" draw:layer="layout" svg:width="11.113cm" svg:height="0.952cm" svg:x="22.433cm" svg:y="30.363cm">
          <text:p text:style-name="P3">eu_semifinished_complete_ser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3" draw:id="id13" draw:layer="layout" svg:width="11.113cm" svg:height="0.952cm" svg:x="22.433cm" svg:y="31.632cm">
          <text:p text:style-name="P3">prod_gap_fill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4" draw:id="id14" draw:layer="layout" svg:width="11.113cm" svg:height="0.952cm" svg:x="22.433cm" svg:y="32.903cm">
          <text:p text:style-name="P3">prod_backcast_to_19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5" draw:id="id15" draw:layer="layout" svg:width="11.113cm" svg:height="0.952cm" svg:x="22.433cm" svg:y="34.173cm">
          <text:p text:style-name="P3">prod_from_dom_harv_sta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44" draw:id="id44" draw:layer="layout" svg:width="11.113cm" svg:height="0.952cm" svg:x="22.433cm" svg:y="35.442cm">
          <text:p text:style-name="P3">was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" draw:text-style-name="P7" draw:layer="layout" draw:type="curve" draw:line-skew="0.519cm" svg:x1="33.546cm" svg:y1="24.459cm" svg:x2="33.546cm" svg:y2="18.451cm" draw:start-shape="id1" draw:start-glue-point="1" draw:end-shape="id2" draw:end-glue-point="1" svg:d="M33546 24459c1530 0 1530-6008 0-6008" svg:viewBox="0 0 1149 6009">
          <text:p/>
        </draw:connector>
        <draw:connector draw:style-name="gr6" draw:text-style-name="P7" draw:layer="layout" draw:type="curve" svg:x1="33.546cm" svg:y1="16.098cm" svg:x2="33.546cm" svg:y2="14.928cm" draw:start-shape="id3" draw:start-glue-point="1" draw:end-shape="id4" draw:end-glue-point="1" svg:d="M33546 16098c751 0 751-1170 0-1170" svg:viewBox="0 0 564 1171">
          <text:p/>
        </draw:connector>
        <draw:connector draw:style-name="gr6" draw:text-style-name="P7" draw:layer="layout" draw:type="curve" draw:line-skew="0.836cm" svg:x1="33.546cm" svg:y1="13.727cm" svg:x2="33.546cm" svg:y2="24.459cm" draw:start-shape="id5" draw:start-glue-point="1" draw:end-shape="id1" draw:end-glue-point="1" svg:d="M33546 13727c2005 0 2005 10732 0 10732" svg:viewBox="0 0 1505 10733">
          <text:p/>
        </draw:connector>
        <draw:connector draw:style-name="gr6" draw:text-style-name="P7" draw:layer="layout" draw:type="curve" draw:line-skew="1.154cm" svg:x1="33.546cm" svg:y1="11.327cm" svg:x2="33.546cm" svg:y2="24.459cm" draw:start-shape="id6" draw:start-glue-point="1" draw:end-shape="id1" draw:end-glue-point="1" svg:d="M33546 11327c2482 0 2482 13132 0 13132" svg:viewBox="0 0 1863 13133">
          <text:p/>
        </draw:connector>
        <draw:connector draw:style-name="gr6" draw:text-style-name="P7" draw:layer="layout" draw:type="curve" draw:line-skew="1.039cm" svg:x1="33.546cm" svg:y1="12.527cm" svg:x2="33.546cm" svg:y2="24.459cm" draw:start-shape="id7" draw:start-glue-point="1" draw:end-shape="id1" draw:end-glue-point="1" svg:d="M33546 12527c2310 0 2310 11932 0 11932" svg:viewBox="0 0 1734 11933">
          <text:p/>
        </draw:connector>
        <draw:connector draw:style-name="gr7" draw:text-style-name="P7" draw:layer="layout" draw:type="curve" svg:x1="33.546cm" svg:y1="24.459cm" svg:x2="33.546cm" svg:y2="25.729cm" draw:start-shape="id1" draw:start-glue-point="1" draw:end-shape="id8" draw:end-glue-point="1" svg:d="M33546 24459c751 0 751 1270 0 1270" svg:viewBox="0 0 564 1271">
          <text:p/>
        </draw:connector>
        <draw:connector draw:style-name="gr7" draw:text-style-name="P7" draw:layer="layout" draw:type="curve" draw:line-skew="0.259cm" svg:x1="33.546cm" svg:y1="24.459cm" svg:x2="33.546cm" svg:y2="26.998cm" draw:start-shape="id1" draw:start-glue-point="1" draw:end-shape="id9" draw:end-glue-point="1" svg:d="M33546 24459c1140 0 1140 2539 0 2539" svg:viewBox="0 0 856 2540">
          <text:p/>
        </draw:connector>
        <draw:connector draw:style-name="gr7" draw:text-style-name="P7" draw:layer="layout" draw:type="curve" svg:x1="33.546cm" svg:y1="28.268cm" svg:x2="33.546cm" svg:y2="29.569cm" draw:start-shape="id10" draw:start-glue-point="1" draw:end-shape="id11" draw:end-glue-point="1" svg:d="M33546 28268c751 0 751 1301 0 1301" svg:viewBox="0 0 564 1302">
          <text:p/>
        </draw:connector>
        <draw:connector draw:style-name="gr7" draw:text-style-name="P7" draw:layer="layout" draw:type="curve" draw:line-skew="0.205cm" svg:x1="33.546cm" svg:y1="26.998cm" svg:x2="33.265cm" svg:y2="30.103cm" draw:start-shape="id9" draw:start-glue-point="1" svg:d="M33546 26998c1059 0 1199 3105-281 3105" svg:viewBox="0 0 1094 3106">
          <text:p/>
        </draw:connector>
        <draw:connector draw:style-name="gr7" draw:text-style-name="P7" draw:layer="layout" draw:type="curve" svg:x1="33.546cm" svg:y1="29.569cm" svg:x2="33.546cm" svg:y2="30.839cm" draw:start-shape="id11" draw:end-shape="id12" draw:end-glue-point="1" svg:d="M33546 29569c751 0 751 1270 0 1270" svg:viewBox="0 0 564 1271">
          <text:p/>
        </draw:connector>
        <draw:connector draw:style-name="gr7" draw:text-style-name="P7" draw:layer="layout" draw:type="curve" draw:line-skew="0.519cm" svg:x1="33.546cm" svg:y1="29.569cm" svg:x2="33.546cm" svg:y2="32.108cm" draw:start-shape="id11" draw:end-shape="id13" draw:end-glue-point="1" svg:d="M33546 29569c1530 0 1530 2539 0 2539" svg:viewBox="0 0 1149 2540">
          <text:p/>
        </draw:connector>
        <draw:connector draw:style-name="gr7" draw:text-style-name="P7" draw:layer="layout" draw:type="curve" svg:x1="33.546cm" svg:y1="30.839cm" svg:x2="33.546cm" svg:y2="32.108cm" draw:start-shape="id12" draw:start-glue-point="1" draw:end-shape="id13" draw:end-glue-point="1" svg:d="M33546 30839c751 0 751 1269 0 1269" svg:viewBox="0 0 564 1270">
          <text:p/>
        </draw:connector>
        <draw:connector draw:style-name="gr7" draw:text-style-name="P7" draw:layer="layout" draw:type="curve" svg:x1="33.546cm" svg:y1="32.108cm" svg:x2="33.546cm" svg:y2="33.379cm" draw:start-shape="id13" draw:start-glue-point="1" draw:end-shape="id14" draw:end-glue-point="1" svg:d="M33546 32108c751 0 751 1271 0 1271" svg:viewBox="0 0 564 1272">
          <text:p/>
        </draw:connector>
        <draw:connector draw:style-name="gr7" draw:text-style-name="P7" draw:layer="layout" draw:type="curve" draw:line-skew="0.735cm" svg:x1="33.546cm" svg:y1="25.729cm" svg:x2="33.546cm" svg:y2="34.649cm" draw:start-shape="id8" draw:start-glue-point="1" draw:end-shape="id15" draw:end-glue-point="1" svg:d="M33546 25729c1854 0 1854 8920 0 8920" svg:viewBox="0 0 1392 8921">
          <text:p/>
        </draw:connector>
        <draw:connector draw:style-name="gr7" draw:text-style-name="P7" draw:layer="layout" draw:type="curve" svg:x1="33.546cm" svg:y1="33.379cm" svg:x2="33.546cm" svg:y2="34.649cm" draw:start-shape="id14" draw:start-glue-point="1" draw:end-shape="id15" draw:end-glue-point="1" svg:d="M33546 33379c751 0 751 1270 0 1270" svg:viewBox="0 0 564 1271">
          <text:p/>
        </draw:connector>
        <draw:custom-shape draw:style-name="gr8" draw:text-style-name="P8" xml:id="id16" draw:id="id16" draw:layer="layout" svg:width="11.113cm" svg:height="0.952cm" svg:x="22.542cm" svg:y="42.075cm">
          <text:p text:style-name="P3">backfill_avg_first_n_yea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" draw:text-style-name="P7" draw:layer="layout" draw:type="curve" draw:line-skew="0.201cm" svg:x1="33.655cm" svg:y1="42.551cm" svg:x2="33.546cm" svg:y2="34.649cm" draw:start-shape="id16" draw:start-glue-point="1" draw:end-shape="id15" draw:end-glue-point="1" svg:d="M33655 42551c1053 0 1107-7902-109-7902" svg:viewBox="0 0 907 7903">
          <text:p/>
        </draw:connector>
        <draw:custom-shape draw:style-name="gr3" draw:text-style-name="P5" xml:id="id26" draw:id="id26" draw:layer="layout" svg:width="11.113cm" svg:height="0.952cm" svg:x="5.398cm" svg:y="17.18cm">
          <text:p text:style-name="P3">fluxes_by_gra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7" draw:id="id27" draw:layer="layout" svg:width="11.113cm" svg:height="0.952cm" svg:x="5.397cm" svg:y="18.45cm">
          <text:p text:style-name="P3">fraction_semifinished_n_years_me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8" draw:id="id28" draw:layer="layout" svg:width="11.113cm" svg:height="0.952cm" svg:x="5.397cm" svg:y="19.721cm">
          <text:p text:style-name="P3">fraction_semifinished_defau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9" draw:id="id29" draw:layer="layout" svg:width="11.113cm" svg:height="0.952cm" svg:x="5.397cm" svg:y="20.991cm">
          <text:p text:style-name="P3">fraction_semifinished_scen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1" draw:id="id31" draw:layer="layout" svg:width="11.113cm" svg:height="0.952cm" svg:x="5.397cm" svg:y="22.26cm">
          <text:p text:style-name="P3">fraction_semifinish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2" draw:id="id32" draw:layer="layout" svg:width="11.113cm" svg:height="0.952cm" svg:x="5.397cm" svg:y="23.531cm">
          <text:p text:style-name="P3">prod_from_dom_harv_si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5" draw:id="id35" draw:layer="layout" svg:width="11.113cm" svg:height="0.952cm" svg:x="5.397cm" svg:y="24.801cm">
          <text:p text:style-name="P3">concat_1900_to_last_sim_y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6" draw:id="id36" draw:layer="layout" svg:width="11.113cm" svg:height="0.952cm" svg:x="5.397cm" svg:y="26.071cm">
          <text:p text:style-name="P3">prepare_decay_and_in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8" draw:id="id38" draw:layer="layout" svg:width="11.113cm" svg:height="0.952cm" svg:x="5.397cm" svg:y="27.34cm">
          <text:p text:style-name="P3">build_hwp_stock_since_19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9" draw:id="id39" draw:layer="layout" svg:width="11.113cm" svg:height="0.952cm" svg:x="5.397cm" svg:y="28.611cm">
          <text:p text:style-name="P3">build_hwp_stock_since_199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40" draw:id="id40" draw:layer="layout" svg:width="11.113cm" svg:height="0.952cm" svg:x="5.397cm" svg:y="29.881cm">
          <text:p text:style-name="P3">fluxes_to_primary_f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41" draw:id="id41" draw:layer="layout" svg:width="11.113cm" svg:height="0.952cm" svg:x="5.397cm" svg:y="31.15cm">
          <text:p text:style-name="P3">fluxes_to_secondary_f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42" draw:id="id42" draw:layer="layout" svg:width="11.113cm" svg:height="0.952cm" svg:x="5.397cm" svg:y="32.421cm">
          <text:p text:style-name="P3">ghg_emissions_f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43" draw:id="id43" draw:layer="layout" svg:width="11.113cm" svg:height="0.952cm" svg:x="5.397cm" svg:y="33.691cm">
          <text:p text:style-name="P3">ghg_emissions_was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46" draw:id="id46" draw:layer="layout" svg:width="11.113cm" svg:height="0.952cm" svg:x="5.397cm" svg:y="34.961cm">
          <text:p text:style-name="P3">ctf_unfc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6" draw:layer="layout" svg:width="17.37cm" svg:height="33.655cm" svg:x="19.367cm" svg:y="7.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37.225380242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47" draw:id="id47" draw:layer="layout" svg:width="11.113cm" svg:height="0.952cm" svg:x="5.397cm" svg:y="36.19cm">
          <text:p text:style-name="P3">stock_sink_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" draw:text-style-name="P7" draw:layer="layout" draw:type="curve" draw:line-skew="-0.517cm" svg:x1="5.397cm" svg:y1="4.451cm" svg:x2="5.398cm" svg:y2="12.576cm" draw:start-shape="id17" draw:start-glue-point="3" draw:end-shape="id18" draw:end-glue-point="3" svg:d="M5397 4451c-1528 0-1529 8125 1 8125" svg:viewBox="0 0 1148 8126">
          <text:p/>
        </draw:connector>
        <draw:custom-shape draw:style-name="gr2" draw:text-style-name="P4" draw:layer="layout" svg:width="11.113cm" svg:height="1.587cm" svg:x="5.397cm" svg:y="2.07cm">
          <text:p text:style-name="P3">runner.output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17" draw:id="id17" draw:layer="layout" svg:width="11.113cm" svg:height="0.952cm" svg:x="5.397cm" svg:y="3.975cm">
          <text:p text:style-name="P3">pool_flu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6" draw:layer="layout" svg:width="18.096cm" svg:height="4.746cm" svg:x="1.271cm" svg:y="1.451cm">
          <text:p/>
          <draw:enhanced-geometry svg:viewBox="0 0 21600 21600" draw:path-stretchpoint-x="10800" draw:path-stretchpoint-y="10800" draw:text-areas="?f3 ?f4 ?f5 ?f6" draw:type="round-rectangle" draw:modifiers="1737.225380242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" draw:text-style-name="P7" draw:layer="layout" draw:type="curve" draw:line-skew="-0.04cm" svg:x1="22.433cm" svg:y1="34.649cm" svg:x2="16.511cm" svg:y2="11.306cm" draw:start-shape="id15" draw:start-glue-point="3" draw:end-shape="id19" draw:end-glue-point="1" svg:d="M22433 34649c-4501 0-1541-23343-5922-23343" svg:viewBox="0 0 5923 23344">
          <text:p/>
        </draw:connector>
        <draw:custom-shape draw:style-name="gr3" draw:text-style-name="P5" xml:id="id20" draw:id="id20" draw:layer="layout" svg:width="11.113cm" svg:height="0.952cm" svg:x="5.398cm" svg:y="9.67cm">
          <text:p text:style-name="P3">irw_fr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" draw:text-style-name="P7" draw:layer="layout" draw:type="curve" svg:x1="5.398cm" svg:y1="10.146cm" svg:x2="5.398cm" svg:y2="12.576cm" draw:start-shape="id20" draw:start-glue-point="3" draw:end-shape="id18" draw:end-glue-point="3" svg:d="M5398 10146c-753 0-753 2430 0 2430" svg:viewBox="0 0 566 2431">
          <text:p/>
        </draw:connector>
        <draw:connector draw:style-name="gr6" draw:text-style-name="P7" draw:layer="layout" draw:type="curve" svg:x1="5.398cm" svg:y1="12.576cm" svg:x2="5.398cm" svg:y2="13.845cm" draw:start-shape="id18" draw:start-glue-point="3" draw:end-shape="id21" draw:end-glue-point="3" svg:d="M5398 12576c-753 0-753 1269 0 1269" svg:viewBox="0 0 566 1270">
          <text:p/>
        </draw:connector>
        <draw:custom-shape draw:style-name="gr2" draw:text-style-name="P4" draw:layer="layout" svg:width="11.113cm" svg:height="1.587cm" svg:x="22.398cm" svg:y="2.071cm">
          <text:p text:style-name="P3">runner.post_processor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22" draw:id="id22" draw:layer="layout" svg:width="11.113cm" svg:height="0.952cm" svg:x="22.398cm" svg:y="3.976cm">
          <text:p text:style-name="P3">wood_density_bark_fra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6" draw:layer="layout" svg:width="17.458cm" svg:height="4.746cm" svg:x="19.372cm" svg:y="1.452cm">
          <text:p/>
          <draw:enhanced-geometry svg:viewBox="0 0 21600 21600" draw:path-stretchpoint-x="10800" draw:path-stretchpoint-y="10800" draw:text-areas="?f3 ?f4 ?f5 ?f6" draw:type="round-rectangle" draw:modifiers="1737.225380242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" draw:text-style-name="P7" draw:layer="layout" draw:type="curve" draw:line-skew="-1.16cm" svg:x1="22.398cm" svg:y1="4.452cm" svg:x2="16.511cm" svg:y2="13.845cm" draw:start-shape="id22" draw:start-glue-point="3" draw:end-shape="id21" draw:end-glue-point="1" svg:d="M22398 4452c-6156 0-3213 9393-5887 9393" svg:viewBox="0 0 5888 9394">
          <text:p/>
        </draw:connector>
        <draw:connector draw:style-name="gr6" draw:text-style-name="P7" draw:layer="layout" draw:type="curve" svg:x1="22.433cm" svg:y1="14.928cm" svg:x2="16.512cm" svg:y2="15.208cm" draw:start-shape="id4" draw:start-glue-point="3" svg:d="M22433 14928c-4816 0-1856 280-5921 280" svg:viewBox="0 0 5922 281">
          <text:p/>
        </draw:connector>
        <draw:connector draw:style-name="gr6" draw:text-style-name="P7" draw:layer="layout" draw:type="curve" draw:line-skew="-0.273cm" svg:x1="22.433cm" svg:y1="17.268cm" svg:x2="16.511cm" svg:y2="16.386cm" draw:start-shape="id23" draw:start-glue-point="3" draw:end-shape="id24" draw:end-glue-point="1" svg:d="M22433 17268c-4851 0-1890-882-5922-882" svg:viewBox="0 0 5923 883">
          <text:p/>
        </draw:connector>
        <draw:connector draw:style-name="gr6" draw:text-style-name="P7" draw:layer="layout" draw:type="curve" svg:x1="5.398cm" svg:y1="15.116cm" svg:x2="5.398cm" svg:y2="16.386cm" draw:start-shape="id25" draw:start-glue-point="3" draw:end-shape="id24" draw:end-glue-point="3" svg:d="M5398 15116c-753 0-753 1270 0 1270" svg:viewBox="0 0 566 1271">
          <text:p/>
        </draw:connector>
        <draw:connector draw:style-name="gr6" draw:text-style-name="P7" draw:layer="layout" draw:type="curve" svg:x1="5.398cm" svg:y1="16.386cm" svg:x2="5.398cm" svg:y2="17.656cm" draw:start-shape="id24" draw:start-glue-point="3" draw:end-shape="id26" draw:end-glue-point="3" svg:d="M5398 16386c-753 0-753 1270 0 1270" svg:viewBox="0 0 566 1271">
          <text:p/>
        </draw:connector>
        <draw:connector draw:style-name="gr6" draw:text-style-name="P7" draw:layer="layout" draw:type="curve" draw:line-skew="-0.943cm" svg:x1="5.398cm" svg:y1="11.306cm" svg:x2="5.397cm" svg:y2="18.926cm" draw:start-shape="id19" draw:start-glue-point="3" draw:end-shape="id27" svg:d="M5398 11306c-2169 0-2168 7620-1 7620" svg:viewBox="0 0 1627 7621">
          <text:p/>
        </draw:connector>
        <draw:connector draw:style-name="gr6" draw:text-style-name="P7" draw:layer="layout" draw:type="curve" svg:x1="5.398cm" svg:y1="17.656cm" svg:x2="5.397cm" svg:y2="18.926cm" draw:start-shape="id26" draw:start-glue-point="3" draw:end-shape="id27" draw:end-glue-point="3" svg:d="M5398 17656c-754 0-754 1270-1 1270" svg:viewBox="0 0 567 1271">
          <text:p/>
        </draw:connector>
        <draw:connector draw:style-name="gr6" draw:text-style-name="P7" draw:layer="layout" draw:type="curve" svg:x1="5.397cm" svg:y1="18.926cm" svg:x2="5.397cm" svg:y2="20.197cm" draw:start-shape="id27" draw:start-glue-point="3" draw:end-shape="id28" draw:end-glue-point="3" svg:d="M5397 18926c-753 0-753 1271 0 1271" svg:viewBox="0 0 566 1272">
          <text:p/>
        </draw:connector>
        <draw:connector draw:style-name="gr6" draw:text-style-name="P7" draw:layer="layout" draw:type="curve" svg:x1="5.397cm" svg:y1="20.197cm" svg:x2="5.397cm" svg:y2="21.467cm" draw:start-shape="id28" draw:start-glue-point="3" draw:end-shape="id29" draw:end-glue-point="3" svg:d="M5397 20197c-753 0-753 1270 0 1270" svg:viewBox="0 0 566 1271">
          <text:p/>
        </draw:connector>
        <draw:connector draw:style-name="gr6" draw:text-style-name="P7" draw:layer="layout" draw:type="curve" svg:x1="22.433cm" svg:y1="20.919cm" svg:x2="16.51cm" svg:y2="21.467cm" draw:start-shape="id30" draw:start-glue-point="3" draw:end-shape="id29" draw:end-glue-point="1" svg:d="M22433 20919c-4443 0-1482 548-5923 548" svg:viewBox="0 0 5924 549">
          <text:p/>
        </draw:connector>
        <draw:connector draw:style-name="gr6" draw:text-style-name="P7" draw:layer="layout" draw:type="curve" svg:x1="5.397cm" svg:y1="21.467cm" svg:x2="5.397cm" svg:y2="22.736cm" draw:start-shape="id29" draw:start-glue-point="3" draw:end-shape="id31" draw:end-glue-point="3" svg:d="M5397 21467c-753 0-753 1269 0 1269" svg:viewBox="0 0 566 1270">
          <text:p/>
        </draw:connector>
        <draw:connector draw:style-name="gr6" draw:text-style-name="P7" draw:layer="layout" draw:type="curve" draw:line-skew="-0.199cm" svg:x1="5.397cm" svg:y1="20.197cm" svg:x2="5.397cm" svg:y2="22.736cm" draw:start-shape="id28" draw:start-glue-point="3" draw:end-shape="id31" draw:end-glue-point="3" svg:d="M5397 20197c-1051 0-1051 2539 0 2539" svg:viewBox="0 0 789 2540">
          <text:p/>
        </draw:connector>
        <draw:connector draw:style-name="gr6" draw:text-style-name="P7" draw:layer="layout" draw:type="curve" draw:line-skew="-1.152cm" svg:x1="5.398cm" svg:y1="17.656cm" svg:x2="5.397cm" svg:y2="24.007cm" draw:start-shape="id26" draw:start-glue-point="3" draw:end-shape="id32" draw:end-glue-point="3" svg:d="M5398 17656c-2482 0-2482 6351-1 6351" svg:viewBox="0 0 1863 6352">
          <text:p/>
        </draw:connector>
        <draw:connector draw:style-name="gr6" draw:text-style-name="P7" draw:layer="layout" draw:type="curve" svg:x1="5.397cm" svg:y1="22.736cm" svg:x2="5.397cm" svg:y2="24.007cm" draw:start-shape="id31" draw:start-glue-point="3" draw:end-shape="id32" draw:end-glue-point="3" svg:d="M5397 22736c-753 0-753 1271 0 1271" svg:viewBox="0 0 566 1272">
          <text:p/>
        </draw:connector>
        <draw:custom-shape draw:style-name="gr3" draw:text-style-name="P5" xml:id="id33" draw:id="id33" draw:layer="layout" svg:width="11.113cm" svg:height="0.952cm" svg:x="22.433cm" svg:y="21.584cm">
          <text:p text:style-name="P3">c_p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5" xml:id="id34" draw:id="id34" draw:layer="layout" svg:width="11.113cm" svg:height="0.952cm" svg:x="22.433cm" svg:y="22.785cm">
          <text:p text:style-name="P3">c_w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" draw:text-style-name="P7" draw:layer="layout" draw:type="curve" svg:x1="22.433cm" svg:y1="22.06cm" svg:x2="16.51cm" svg:y2="24.007cm" draw:start-shape="id33" draw:start-glue-point="3" draw:end-shape="id32" draw:end-glue-point="1" svg:d="M22433 22060c-4443 0-1482 1947-5923 1947" svg:viewBox="0 0 5924 1948">
          <text:p/>
        </draw:connector>
        <draw:connector draw:style-name="gr6" draw:text-style-name="P7" draw:layer="layout" draw:type="curve" svg:x1="22.433cm" svg:y1="23.261cm" svg:x2="16.51cm" svg:y2="24.007cm" draw:start-shape="id34" draw:start-glue-point="3" draw:end-shape="id32" draw:end-glue-point="1" svg:d="M22433 23261c-4443 0-1482 746-5923 746" svg:viewBox="0 0 5924 747">
          <text:p/>
        </draw:connector>
        <draw:connector draw:style-name="gr6" draw:text-style-name="P7" draw:layer="layout" draw:type="curve" svg:x1="5.397cm" svg:y1="24.007cm" svg:x2="5.397cm" svg:y2="25.277cm" draw:start-shape="id32" draw:start-glue-point="3" draw:end-shape="id35" draw:end-glue-point="3" svg:d="M5397 24007c-753 0-753 1270 0 1270" svg:viewBox="0 0 566 1271">
          <text:p/>
        </draw:connector>
        <draw:connector draw:style-name="gr6" draw:text-style-name="P7" draw:layer="layout" draw:type="curve" draw:line-skew="-1.469cm" svg:x1="5.398cm" svg:y1="11.306cm" svg:x2="5.397cm" svg:y2="25.277cm" draw:start-shape="id19" draw:start-glue-point="3" draw:end-shape="id35" draw:end-glue-point="3" svg:d="M5398 11306c-2958 0-2957 13971-1 13971" svg:viewBox="0 0 2219 13972">
          <text:p/>
        </draw:connector>
        <draw:connector draw:style-name="gr6" draw:text-style-name="P7" draw:layer="layout" draw:type="curve" svg:x1="5.397cm" svg:y1="25.277cm" svg:x2="5.397cm" svg:y2="26.547cm" draw:start-shape="id35" draw:start-glue-point="3" draw:end-shape="id36" draw:end-glue-point="3" svg:d="M5397 25277c-753 0-753 1270 0 1270" svg:viewBox="0 0 566 1271">
          <text:p/>
        </draw:connector>
        <draw:connector draw:style-name="gr6" draw:text-style-name="P7" draw:layer="layout" draw:type="curve" draw:line-skew="1.543cm" svg:x1="22.433cm" svg:y1="10.127cm" svg:x2="16.51cm" svg:y2="26.547cm" draw:start-shape="id37" draw:start-glue-point="3" draw:end-shape="id36" svg:d="M22433 10127c-2128 0 833 16420-5923 16420" svg:viewBox="0 0 5924 16421">
          <text:p/>
        </draw:connector>
        <draw:connector draw:style-name="gr6" draw:text-style-name="P7" draw:layer="layout" draw:type="curve" svg:x1="5.397cm" svg:y1="26.547cm" svg:x2="5.397cm" svg:y2="27.816cm" draw:start-shape="id36" draw:start-glue-point="3" draw:end-shape="id38" draw:end-glue-point="3" svg:d="M5397 26547c-753 0-753 1269 0 1269" svg:viewBox="0 0 566 1270">
          <text:p/>
        </draw:connector>
        <draw:connector draw:style-name="gr6" draw:text-style-name="P7" draw:layer="layout" draw:type="curve" draw:line-skew="-0.199cm" svg:x1="5.397cm" svg:y1="26.547cm" svg:x2="5.397cm" svg:y2="29.087cm" draw:start-shape="id36" draw:start-glue-point="3" draw:end-shape="id39" draw:end-glue-point="3" svg:d="M5397 26547c-1051 0-1051 2540 0 2540" svg:viewBox="0 0 789 2541">
          <text:p/>
        </draw:connector>
        <draw:connector draw:style-name="gr6" draw:text-style-name="P7" draw:layer="layout" draw:type="curve" draw:line-skew="-1.787cm" svg:x1="5.398cm" svg:y1="12.576cm" svg:x2="5.397cm" svg:y2="30.357cm" draw:start-shape="id18" draw:start-glue-point="3" draw:end-shape="id40" draw:end-glue-point="3" svg:d="M5398 12576c-3435 0-3434 17781-1 17781" svg:viewBox="0 0 2577 17782">
          <text:p/>
        </draw:connector>
        <draw:connector draw:style-name="gr6" draw:text-style-name="P7" draw:layer="layout" draw:type="curve" draw:line-skew="-1.65cm" svg:x1="22.398cm" svg:y1="4.452cm" svg:x2="16.51cm" svg:y2="30.357cm" draw:start-shape="id22" draw:start-glue-point="3" draw:end-shape="id40" draw:end-glue-point="1" svg:d="M22398 4452c-6891 0-3947 25905-5888 25905" svg:viewBox="0 0 5889 25906">
          <text:p/>
        </draw:connector>
        <draw:connector draw:style-name="gr6" draw:text-style-name="P7" draw:layer="layout" draw:type="curve" draw:line-skew="-2.004cm" svg:x1="5.398cm" svg:y1="12.576cm" svg:x2="5.397cm" svg:y2="31.626cm" draw:start-shape="id18" draw:start-glue-point="3" draw:end-shape="id41" svg:d="M5398 12576c-3760 0-3760 19050-1 19050" svg:viewBox="0 0 2821 19051">
          <text:p/>
        </draw:connector>
        <draw:connector draw:style-name="gr6" draw:text-style-name="P7" draw:layer="layout" draw:type="curve" draw:line-skew="-2.798cm" svg:x1="5.398cm" svg:y1="17.656cm" svg:x2="5.397cm" svg:y2="31.626cm" draw:start-shape="id26" draw:start-glue-point="3" draw:end-shape="id41" draw:end-glue-point="3" svg:d="M5398 17656c-4951 0-4951 13970-1 13970" svg:viewBox="0 0 3714 13971">
          <text:p/>
        </draw:connector>
        <draw:connector draw:style-name="gr6" draw:text-style-name="P7" draw:layer="layout" draw:type="curve" draw:line-skew="-2.104cm" svg:x1="5.397cm" svg:y1="24.007cm" svg:x2="5.397cm" svg:y2="31.626cm" draw:start-shape="id32" draw:start-glue-point="3" draw:end-shape="id41" draw:end-glue-point="3" svg:d="M5397 24007c-3909 0-3909 7619 0 7619" svg:viewBox="0 0 2933 7620">
          <text:p/>
        </draw:connector>
        <draw:connector draw:style-name="gr6" draw:text-style-name="P7" draw:layer="layout" draw:type="curve" draw:line-skew="-1.298cm" svg:x1="22.398cm" svg:y1="4.452cm" svg:x2="16.51cm" svg:y2="31.626cm" draw:start-shape="id22" draw:start-glue-point="3" draw:end-shape="id41" draw:end-glue-point="1" svg:d="M22398 4452c-6363 0-3419 27174-5888 27174" svg:viewBox="0 0 5889 27175">
          <text:p/>
        </draw:connector>
        <draw:connector draw:style-name="gr6" draw:text-style-name="P7" draw:layer="layout" draw:type="curve" draw:line-skew="-0.517cm" svg:x1="5.397cm" svg:y1="30.357cm" svg:x2="5.397cm" svg:y2="32.897cm" draw:start-shape="id40" draw:start-glue-point="3" draw:end-shape="id42" svg:d="M5397 30357c-1528 0-1528 2540 0 2540" svg:viewBox="0 0 1147 2541">
          <text:p/>
        </draw:connector>
        <draw:connector draw:style-name="gr6" draw:text-style-name="P7" draw:layer="layout" draw:type="curve" svg:x1="5.397cm" svg:y1="31.626cm" svg:x2="5.397cm" svg:y2="32.897cm" draw:start-shape="id41" draw:start-glue-point="3" draw:end-shape="id42" draw:end-glue-point="3" svg:d="M5397 31626c-753 0-753 1271 0 1271" svg:viewBox="0 0 566 1272">
          <text:p/>
        </draw:connector>
        <draw:connector draw:style-name="gr6" draw:text-style-name="P7" draw:layer="layout" draw:type="curve" draw:line-skew="1.635cm" svg:x1="22.433cm" svg:y1="10.127cm" svg:x2="16.51cm" svg:y2="34.167cm" draw:start-shape="id37" draw:start-glue-point="3" draw:end-shape="id43" draw:end-glue-point="1" svg:d="M22433 10127c-1990 0 971 24040-5923 24040" svg:viewBox="0 0 5924 24041">
          <text:p/>
        </draw:connector>
        <draw:connector draw:style-name="gr6" draw:text-style-name="P7" draw:layer="layout" draw:type="curve" svg:x1="22.433cm" svg:y1="35.918cm" svg:x2="16.51cm" svg:y2="34.167cm" draw:start-shape="id44" draw:start-glue-point="3" draw:end-shape="id43" draw:end-glue-point="1" svg:d="M22433 35918c-4443 0-1482-1751-5923-1751" svg:viewBox="0 0 5924 1752">
          <text:p/>
        </draw:connector>
        <draw:connector draw:style-name="gr6" draw:text-style-name="P7" draw:layer="layout" draw:type="curve" draw:line-skew="-0.153cm" svg:x1="22.433cm" svg:y1="37.121cm" svg:x2="16.51cm" svg:y2="35.437cm" draw:start-shape="id45" draw:start-glue-point="3" draw:end-shape="id46" draw:end-glue-point="1" svg:d="M22433 37121c-4672 0-1711-1684-5923-1684" svg:viewBox="0 0 5924 1685">
          <text:p/>
        </draw:connector>
        <draw:connector draw:style-name="gr6" draw:text-style-name="P7" draw:layer="layout" draw:type="curve" svg:x1="5.397cm" svg:y1="35.437cm" svg:x2="5.397cm" svg:y2="36.666cm" draw:start-shape="id46" draw:start-glue-point="3" draw:end-shape="id47" draw:end-glue-point="3" svg:d="M5397 35437c-753 0-753 1229 0 1229" svg:viewBox="0 0 566 1230">
          <text:p/>
        </draw:connector>
        <draw:connector draw:style-name="gr6" draw:text-style-name="P7" draw:layer="layout" draw:type="curve" draw:line-skew="-1.787cm" svg:x1="5.397cm" svg:y1="27.816cm" svg:x2="5.397cm" svg:y2="36.666cm" draw:start-shape="id38" draw:start-glue-point="3" draw:end-shape="id47" draw:end-glue-point="3" svg:d="M5397 27816c-3433 0-3433 8850 0 8850" svg:viewBox="0 0 2576 8851">
          <text:p/>
        </draw:connector>
        <draw:connector draw:style-name="gr6" draw:text-style-name="P7" draw:layer="layout" draw:type="curve" draw:line-skew="-1.469cm" svg:x1="5.397cm" svg:y1="29.087cm" svg:x2="5.397cm" svg:y2="36.666cm" draw:start-shape="id39" draw:start-glue-point="3" draw:end-shape="id47" draw:end-glue-point="3" svg:d="M5397 29087c-2956 0-2956 7579 0 7579" svg:viewBox="0 0 2218 7580">
          <text:p/>
        </draw:connector>
        <draw:connector draw:style-name="gr6" draw:text-style-name="P7" draw:layer="layout" draw:type="curve" draw:line-skew="-0.834cm" svg:x1="5.397cm" svg:y1="32.897cm" svg:x2="5.397cm" svg:y2="36.666cm" draw:start-shape="id42" draw:start-glue-point="3" draw:end-shape="id47" draw:end-glue-point="3" svg:d="M5397 32897c-2004 0-2004 3769 0 3769" svg:viewBox="0 0 1504 3770">
          <text:p/>
        </draw:connector>
        <draw:connector draw:style-name="gr6" draw:text-style-name="P7" draw:layer="layout" draw:type="curve" draw:line-skew="-0.517cm" svg:x1="5.397cm" svg:y1="34.167cm" svg:x2="5.397cm" svg:y2="36.666cm" draw:start-shape="id43" draw:start-glue-point="3" draw:end-shape="id47" draw:end-glue-point="3" svg:d="M5397 34167c-1528 0-1528 2499 0 2499" svg:viewBox="0 0 1147 250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Concave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1:12:14.551504106</meta:creation-date>
    <dc:date>2025-10-21T17:14:05.468998950</dc:date>
    <meta:editing-duration>PT2H46M24S</meta:editing-duration>
    <meta:editing-cycles>14</meta:editing-cycles>
    <meta:generator>LibreOffice/25.2.3.2$Linux_X86_64 LibreOffice_project/520$Build-2</meta:generator>
    <meta:print-date>2025-10-21T17:12:14.938349323</meta:print-date>
    <meta:printed-by>PDF files</meta:printed-by>
    <meta:document-statistic meta:object-count="117"/>
  </office:meta>
</office:document-meta>
</file>